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>
            <text:p>Prime number</text:p>
          </table:table-cell>
          <table:table-cell office:value-type="string">
            <text:p>Apperances (log scale)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formula="of:=LOG([.C2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LOG([.C3])" office:value-type="float" office:value="4.89485305918675">
            <text:p>4,8948530592</text:p>
          </table:table-cell>
          <table:table-cell office:value-type="float" office:value="78497">
            <text:p>78497</text:p>
          </table:table-cell>
          <table:table-cell office:value-type="float" office:value="3">
            <text:p>3</text:p>
          </table:table-cell>
          <table:table-cell office:value-type="float" office:value="78497">
            <text:p>78497</text:p>
          </table:table-cell>
          <table:table-cell office:value-type="float" office:value="181">
            <text:p>181</text:p>
          </table:table-cell>
          <table:table-cell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LOG([.C4])" office:value-type="float" office:value="4.84712826704636">
            <text:p>4,847128267</text:p>
          </table:table-cell>
          <table:table-cell office:value-type="float" office:value="70328">
            <text:p>70328</text:p>
          </table:table-cell>
          <table:table-cell office:value-type="float" office:value="5">
            <text:p>5</text:p>
          </table:table-cell>
          <table:table-cell office:value-type="float" office:value="70328">
            <text:p>70328</text:p>
          </table:table-cell>
          <table:table-cell office:value-type="float" office:value="191">
            <text:p>191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LOG([.C5])" office:value-type="float" office:value="4.79368563866421">
            <text:p>4,7936856387</text:p>
          </table:table-cell>
          <table:table-cell office:value-type="float" office:value="62185">
            <text:p>62185</text:p>
          </table:table-cell>
          <table:table-cell office:value-type="float" office:value="7">
            <text:p>7</text:p>
          </table:table-cell>
          <table:table-cell office:value-type="float" office:value="62185">
            <text:p>62185</text:p>
          </table:table-cell>
          <table:table-cell office:value-type="float" office:value="193">
            <text:p>193</text:p>
          </table:table-cell>
          <table:table-cell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LOG([.C6])" office:value-type="float" office:value="4.68647538965982">
            <text:p>4,6864753897</text:p>
          </table:table-cell>
          <table:table-cell office:value-type="float" office:value="48582">
            <text:p>48582</text:p>
          </table:table-cell>
          <table:table-cell office:value-type="float" office:value="11">
            <text:p>11</text:p>
          </table:table-cell>
          <table:table-cell office:value-type="float" office:value="48582">
            <text:p>48582</text:p>
          </table:table-cell>
          <table:table-cell office:value-type="float" office:value="197">
            <text:p>197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LOG([.C7])" office:value-type="float" office:value="4.61189316993653">
            <text:p>4,6118931699</text:p>
          </table:table-cell>
          <table:table-cell office:value-type="float" office:value="40916">
            <text:p>40916</text:p>
          </table:table-cell>
          <table:table-cell office:value-type="float" office:value="13">
            <text:p>13</text:p>
          </table:table-cell>
          <table:table-cell office:value-type="float" office:value="40916">
            <text:p>40916</text:p>
          </table:table-cell>
          <table:table-cell office:value-type="float" office:value="199">
            <text:p>199</text:p>
          </table:table-cell>
          <table:table-cell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LOG([.C8])" office:value-type="float" office:value="4.49263469076296">
            <text:p>4,4926346908</text:p>
          </table:table-cell>
          <table:table-cell office:value-type="float" office:value="31091">
            <text:p>31091</text:p>
          </table:table-cell>
          <table:table-cell office:value-type="float" office:value="17">
            <text:p>17</text:p>
          </table:table-cell>
          <table:table-cell office:value-type="float" office:value="31091">
            <text:p>31091</text:p>
          </table:table-cell>
          <table:table-cell office:value-type="float" office:value="211">
            <text:p>211</text:p>
          </table:table-cell>
          <table:table-cell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LOG([.C9])" office:value-type="float" office:value="4.47408508150282">
            <text:p>4,4740850815</text:p>
          </table:table-cell>
          <table:table-cell office:value-type="float" office:value="29791">
            <text:p>29791</text:p>
          </table:table-cell>
          <table:table-cell office:value-type="float" office:value="19">
            <text:p>19</text:p>
          </table:table-cell>
          <table:table-cell office:value-type="float" office:value="29791">
            <text:p>29791</text:p>
          </table:table-cell>
          <table:table-cell office:value-type="float" office:value="223">
            <text:p>223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LOG([.C10])" office:value-type="float" office:value="4.33086001497464">
            <text:p>4,330860015</text:p>
          </table:table-cell>
          <table:table-cell office:value-type="float" office:value="21422">
            <text:p>21422</text:p>
          </table:table-cell>
          <table:table-cell office:value-type="float" office:value="23">
            <text:p>23</text:p>
          </table:table-cell>
          <table:table-cell office:value-type="float" office:value="21422">
            <text:p>21422</text:p>
          </table:table-cell>
          <table:table-cell office:value-type="float" office:value="227">
            <text:p>227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LOG([.C11])" office:value-type="float" office:value="4.22468841745729">
            <text:p>4,2246884175</text:p>
          </table:table-cell>
          <table:table-cell office:value-type="float" office:value="16776">
            <text:p>16776</text:p>
          </table:table-cell>
          <table:table-cell office:value-type="float" office:value="29">
            <text:p>29</text:p>
          </table:table-cell>
          <table:table-cell office:value-type="float" office:value="16776">
            <text:p>16776</text:p>
          </table:table-cell>
          <table:table-cell office:value-type="float" office:value="229">
            <text:p>229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LOG([.C12])" office:value-type="float" office:value="4.25813422499277">
            <text:p>4,258134225</text:p>
          </table:table-cell>
          <table:table-cell office:value-type="float" office:value="18119">
            <text:p>18119</text:p>
          </table:table-cell>
          <table:table-cell office:value-type="float" office:value="31">
            <text:p>31</text:p>
          </table:table-cell>
          <table:table-cell office:value-type="float" office:value="18119">
            <text:p>18119</text:p>
          </table:table-cell>
          <table:table-cell office:value-type="float" office:value="233">
            <text:p>23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LOG([.C13])" office:value-type="float" office:value="4.11942086344209">
            <text:p>4,1194208634</text:p>
          </table:table-cell>
          <table:table-cell office:value-type="float" office:value="13165">
            <text:p>13165</text:p>
          </table:table-cell>
          <table:table-cell office:value-type="float" office:value="37">
            <text:p>37</text:p>
          </table:table-cell>
          <table:table-cell office:value-type="float" office:value="13165">
            <text:p>13165</text:p>
          </table:table-cell>
          <table:table-cell office:value-type="float" office:value="239">
            <text:p>239</text:p>
          </table:table-cell>
          <table:table-cell office:value-type="float" office:value="25">
            <text:p>25</text:p>
          </table:table-cell>
          <table:table-cell table:number-columns-repeated="2"/>
          <table:table-cell>
            <draw:frame table:end-cell-address="Arkusz1.P33" table:end-x="0.741cm" table:end-y="0.28cm" draw:z-index="0" draw:style-name="gr1" draw:text-style-name="P1" svg:width="13.838cm" svg:height="9cm" svg:x="0.452cm" svg:y="0.313cm">
              <draw:object draw:notify-on-update-of-ranges="Arkusz1.A2:Arkusz1.A80 Arkusz1.B1:Arkusz1.B1 Arkusz1.B2:Arkusz1.B8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LOG([.C14])" office:value-type="float" office:value="4.00004342727686">
            <text:p>4,0000434273</text:p>
          </table:table-cell>
          <table:table-cell office:value-type="float" office:value="10001">
            <text:p>10001</text:p>
          </table:table-cell>
          <table:table-cell office:value-type="float" office:value="41">
            <text:p>41</text:p>
          </table:table-cell>
          <table:table-cell office:value-type="float" office:value="10001">
            <text:p>10001</text:p>
          </table:table-cell>
          <table:table-cell office:value-type="float" office:value="241">
            <text:p>241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formula="of:=LOG([.C15])" office:value-type="float" office:value="3.95904139232109">
            <text:p>3,9590413923</text:p>
          </table:table-cell>
          <table:table-cell office:value-type="float" office:value="9100">
            <text:p>9100</text:p>
          </table:table-cell>
          <table:table-cell office:value-type="float" office:value="43">
            <text:p>43</text:p>
          </table:table-cell>
          <table:table-cell office:value-type="float" office:value="9100">
            <text:p>9100</text:p>
          </table:table-cell>
          <table:table-cell office:value-type="float" office:value="251">
            <text:p>25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formula="of:=LOG([.C16])" office:value-type="float" office:value="3.82118588260884">
            <text:p>3,8211858826</text:p>
          </table:table-cell>
          <table:table-cell office:value-type="float" office:value="6625">
            <text:p>6625</text:p>
          </table:table-cell>
          <table:table-cell office:value-type="float" office:value="47">
            <text:p>47</text:p>
          </table:table-cell>
          <table:table-cell office:value-type="float" office:value="6625">
            <text:p>6625</text:p>
          </table:table-cell>
          <table:table-cell office:value-type="float" office:value="257">
            <text:p>25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formula="of:=LOG([.C17])" office:value-type="float" office:value="3.70552161342267">
            <text:p>3,7055216134</text:p>
          </table:table-cell>
          <table:table-cell office:value-type="float" office:value="5076">
            <text:p>5076</text:p>
          </table:table-cell>
          <table:table-cell office:value-type="float" office:value="53">
            <text:p>53</text:p>
          </table:table-cell>
          <table:table-cell office:value-type="float" office:value="5076">
            <text:p>5076</text:p>
          </table:table-cell>
          <table:table-cell office:value-type="float" office:value="263">
            <text:p>26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formula="of:=LOG([.C18])" office:value-type="float" office:value="3.60336092434838">
            <text:p>3,6033609243</text:p>
          </table:table-cell>
          <table:table-cell office:value-type="float" office:value="4012">
            <text:p>4012</text:p>
          </table:table-cell>
          <table:table-cell office:value-type="float" office:value="59">
            <text:p>59</text:p>
          </table:table-cell>
          <table:table-cell office:value-type="float" office:value="4012">
            <text:p>4012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formula="of:=LOG([.C19])" office:value-type="float" office:value="3.80733203929119">
            <text:p>3,8073320393</text:p>
          </table:table-cell>
          <table:table-cell office:value-type="float" office:value="6417">
            <text:p>6417</text:p>
          </table:table-cell>
          <table:table-cell office:value-type="float" office:value="61">
            <text:p>61</text:p>
          </table:table-cell>
          <table:table-cell office:value-type="float" office:value="6417">
            <text:p>6417</text:p>
          </table:table-cell>
          <table:table-cell office:value-type="float" office:value="271">
            <text:p>27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formula="of:=LOG([.C20])" office:value-type="float" office:value="3.68475562210862">
            <text:p>3,6847556221</text:p>
          </table:table-cell>
          <table:table-cell office:value-type="float" office:value="4839">
            <text:p>4839</text:p>
          </table:table-cell>
          <table:table-cell office:value-type="float" office:value="67">
            <text:p>67</text:p>
          </table:table-cell>
          <table:table-cell office:value-type="float" office:value="4839">
            <text:p>4839</text:p>
          </table:table-cell>
          <table:table-cell office:value-type="float" office:value="277">
            <text:p>27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formula="of:=LOG([.C21])" office:value-type="float" office:value="3.4144719496293">
            <text:p>3,4144719496</text:p>
          </table:table-cell>
          <table:table-cell office:value-type="float" office:value="2597">
            <text:p>2597</text:p>
          </table:table-cell>
          <table:table-cell office:value-type="float" office:value="71">
            <text:p>71</text:p>
          </table:table-cell>
          <table:table-cell office:value-type="float" office:value="2597">
            <text:p>2597</text:p>
          </table:table-cell>
          <table:table-cell office:value-type="float" office:value="281">
            <text:p>28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formula="of:=LOG([.C22])" office:value-type="float" office:value="3.44731310882357">
            <text:p>3,4473131088</text:p>
          </table:table-cell>
          <table:table-cell office:value-type="float" office:value="2801">
            <text:p>2801</text:p>
          </table:table-cell>
          <table:table-cell office:value-type="float" office:value="73">
            <text:p>73</text:p>
          </table:table-cell>
          <table:table-cell office:value-type="float" office:value="2801">
            <text:p>2801</text:p>
          </table:table-cell>
          <table:table-cell office:value-type="float" office:value="283">
            <text:p>28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formula="of:=LOG([.C23])" office:value-type="float" office:value="3.4814426285023">
            <text:p>3,4814426285</text:p>
          </table:table-cell>
          <table:table-cell office:value-type="float" office:value="3030">
            <text:p>3030</text:p>
          </table:table-cell>
          <table:table-cell office:value-type="float" office:value="79">
            <text:p>79</text:p>
          </table:table-cell>
          <table:table-cell office:value-type="float" office:value="3030">
            <text:p>3030</text:p>
          </table:table-cell>
          <table:table-cell office:value-type="float" office:value="293">
            <text:p>29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formula="of:=LOG([.C24])" office:value-type="float" office:value="3.24378191609379">
            <text:p>3,2437819161</text:p>
          </table:table-cell>
          <table:table-cell office:value-type="float" office:value="1753">
            <text:p>1753</text:p>
          </table:table-cell>
          <table:table-cell office:value-type="float" office:value="83">
            <text:p>83</text:p>
          </table:table-cell>
          <table:table-cell office:value-type="float" office:value="1753">
            <text:p>1753</text:p>
          </table:table-cell>
          <table:table-cell office:value-type="float" office:value="307">
            <text:p>307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formula="of:=LOG([.C25])" office:value-type="float" office:value="3.15896526038341">
            <text:p>3,1589652604</text:p>
          </table:table-cell>
          <table:table-cell office:value-type="float" office:value="1442">
            <text:p>1442</text:p>
          </table:table-cell>
          <table:table-cell office:value-type="float" office:value="89">
            <text:p>89</text:p>
          </table:table-cell>
          <table:table-cell office:value-type="float" office:value="1442">
            <text:p>1442</text:p>
          </table:table-cell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formula="of:=LOG([.C26])" office:value-type="float" office:value="3.24625231229932">
            <text:p>3,2462523123</text:p>
          </table:table-cell>
          <table:table-cell office:value-type="float" office:value="1763">
            <text:p>1763</text:p>
          </table:table-cell>
          <table:table-cell office:value-type="float" office:value="97">
            <text:p>97</text:p>
          </table:table-cell>
          <table:table-cell office:value-type="float" office:value="1763">
            <text:p>1763</text:p>
          </table:table-cell>
          <table:table-cell office:value-type="float" office:value="313">
            <text:p>31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formula="of:=LOG([.C27])" office:value-type="float" office:value="2.99475694458763">
            <text:p>2,9947569446</text:p>
          </table:table-cell>
          <table:table-cell office:value-type="float" office:value="988">
            <text:p>988</text:p>
          </table:table-cell>
          <table:table-cell office:value-type="float" office:value="101">
            <text:p>101</text:p>
          </table:table-cell>
          <table:table-cell office:value-type="float" office:value="988">
            <text:p>988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formula="of:=LOG([.C28])" office:value-type="float" office:value="3.10243370568134">
            <text:p>3,1024337057</text:p>
          </table:table-cell>
          <table:table-cell office:value-type="float" office:value="1266">
            <text:p>1266</text:p>
          </table:table-cell>
          <table:table-cell office:value-type="float" office:value="103">
            <text:p>103</text:p>
          </table:table-cell>
          <table:table-cell office:value-type="float" office:value="1266">
            <text:p>1266</text:p>
          </table:table-cell>
          <table:table-cell office:value-type="float" office:value="331">
            <text:p>331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formula="of:=LOG([.C29])" office:value-type="float" office:value="2.94890176097021">
            <text:p>2,948901761</text:p>
          </table:table-cell>
          <table:table-cell office:value-type="float" office:value="889">
            <text:p>889</text:p>
          </table:table-cell>
          <table:table-cell office:value-type="float" office:value="107">
            <text:p>107</text:p>
          </table:table-cell>
          <table:table-cell office:value-type="float" office:value="889">
            <text:p>889</text:p>
          </table:table-cell>
          <table:table-cell office:value-type="float" office:value="337">
            <text:p>33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formula="of:=LOG([.C30])" office:value-type="float" office:value="3.09516935143175">
            <text:p>3,0951693514</text:p>
          </table:table-cell>
          <table:table-cell office:value-type="float" office:value="1245">
            <text:p>1245</text:p>
          </table:table-cell>
          <table:table-cell office:value-type="float" office:value="109">
            <text:p>109</text:p>
          </table:table-cell>
          <table:table-cell office:value-type="float" office:value="1245">
            <text:p>1245</text:p>
          </table:table-cell>
          <table:table-cell office:value-type="float" office:value="349">
            <text:p>34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formula="of:=LOG([.C31])" office:value-type="float" office:value="2.70500795933334">
            <text:p>2,7050079593</text:p>
          </table:table-cell>
          <table:table-cell office:value-type="float" office:value="507">
            <text:p>507</text:p>
          </table:table-cell>
          <table:table-cell office:value-type="float" office:value="113">
            <text:p>113</text:p>
          </table:table-cell>
          <table:table-cell office:value-type="float" office:value="507">
            <text:p>507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table:formula="of:=LOG([.C32])" office:value-type="float" office:value="2.86332286012046">
            <text:p>2,8633228601</text:p>
          </table:table-cell>
          <table:table-cell office:value-type="float" office:value="730">
            <text:p>730</text:p>
          </table:table-cell>
          <table:table-cell office:value-type="float" office:value="127">
            <text:p>127</text:p>
          </table:table-cell>
          <table:table-cell office:value-type="float" office:value="730">
            <text:p>730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table:formula="of:=LOG([.C33])" office:value-type="float" office:value="2.55144999797287">
            <text:p>2,551449998</text:p>
          </table:table-cell>
          <table:table-cell office:value-type="float" office:value="356">
            <text:p>356</text:p>
          </table:table-cell>
          <table:table-cell office:value-type="float" office:value="131">
            <text:p>131</text:p>
          </table:table-cell>
          <table:table-cell office:value-type="float" office:value="356">
            <text:p>356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table:formula="of:=LOG([.C34])" office:value-type="float" office:value="2.55388302664387">
            <text:p>2,5538830266</text:p>
          </table:table-cell>
          <table:table-cell office:value-type="float" office:value="358">
            <text:p>358</text:p>
          </table:table-cell>
          <table:table-cell office:value-type="float" office:value="137">
            <text:p>137</text:p>
          </table:table-cell>
          <table:table-cell office:value-type="float" office:value="358">
            <text:p>358</text:p>
          </table:table-cell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table:formula="of:=LOG([.C35])" office:value-type="float" office:value="2.77959649125782">
            <text:p>2,7795964913</text:p>
          </table:table-cell>
          <table:table-cell office:value-type="float" office:value="602">
            <text:p>602</text:p>
          </table:table-cell>
          <table:table-cell office:value-type="float" office:value="139">
            <text:p>139</text:p>
          </table:table-cell>
          <table:table-cell office:value-type="float" office:value="602">
            <text:p>602</text:p>
          </table:table-cell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table:formula="of:=LOG([.C36])" office:value-type="float" office:value="2.4456042032736">
            <text:p>2,4456042033</text:p>
          </table:table-cell>
          <table:table-cell office:value-type="float" office:value="279">
            <text:p>279</text:p>
          </table:table-cell>
          <table:table-cell office:value-type="float" office:value="149">
            <text:p>149</text:p>
          </table:table-cell>
          <table:table-cell office:value-type="float" office:value="279">
            <text:p>279</text:p>
          </table:table-cell>
          <table:table-cell office:value-type="float" office:value="389">
            <text:p>38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table:formula="of:=LOG([.C37])" office:value-type="float" office:value="2.71767050300226">
            <text:p>2,717670503</text:p>
          </table:table-cell>
          <table:table-cell office:value-type="float" office:value="522">
            <text:p>522</text:p>
          </table:table-cell>
          <table:table-cell office:value-type="float" office:value="151">
            <text:p>151</text:p>
          </table:table-cell>
          <table:table-cell office:value-type="float" office:value="522">
            <text:p>52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table:formula="of:=LOG([.C38])" office:value-type="float" office:value="2.40312052117582">
            <text:p>2,4031205212</text:p>
          </table:table-cell>
          <table:table-cell office:value-type="float" office:value="253">
            <text:p>253</text:p>
          </table:table-cell>
          <table:table-cell office:value-type="float" office:value="157">
            <text:p>157</text:p>
          </table:table-cell>
          <table:table-cell office:value-type="float" office:value="253">
            <text:p>253</text:p>
          </table:table-cell>
          <table:table-cell office:value-type="float" office:value="409">
            <text:p>40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table:formula="of:=LOG([.C39])" office:value-type="float" office:value="2.41161970596323">
            <text:p>2,411619706</text:p>
          </table:table-cell>
          <table:table-cell office:value-type="float" office:value="258">
            <text:p>258</text:p>
          </table:table-cell>
          <table:table-cell office:value-type="float" office:value="163">
            <text:p>163</text:p>
          </table:table-cell>
          <table:table-cell office:value-type="float" office:value="258">
            <text:p>258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table:formula="of:=LOG([.C40])" office:value-type="float" office:value="2.22530928172586">
            <text:p>2,2253092817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523">
            <text:p>5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table:formula="of:=LOG([.C41])" office:value-type="float" office:value="1.99563519459755">
            <text:p>1,9956351946</text:p>
          </table:table-cell>
          <table:table-cell office:value-type="float" office:value="99">
            <text:p>99</text:p>
          </table:table-cell>
          <table:table-cell office:value-type="float" office:value="173">
            <text:p>173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formula="of:=LOG([.C42])" office:value-type="float" office:value="2.00432137378264">
            <text:p>2,0043213738</text:p>
          </table:table-cell>
          <table:table-cell office:value-type="float" office:value="101">
            <text:p>101</text:p>
          </table:table-cell>
          <table:table-cell office:value-type="float" office:value="179">
            <text:p>179</text:p>
          </table:table-cell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formula="of:=LOG([.C43])" office:value-type="float" office:value="2.34044411484012">
            <text:p>2,3404441148</text:p>
          </table:table-cell>
          <table:table-cell office:value-type="float" office:value="219">
            <text:p>219</text:p>
          </table:table-cell>
          <table:table-cell office:value-type="float" office:value="181">
            <text:p>181</text:p>
          </table:table-cell>
          <table:table-cell office:value-type="float" office:value="219">
            <text:p>219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formula="of:=LOG([.C44])" office:value-type="float" office:value="1.88081359228079">
            <text:p>1,8808135923</text:p>
          </table:table-cell>
          <table:table-cell office:value-type="float" office:value="76">
            <text:p>76</text:p>
          </table:table-cell>
          <table:table-cell office:value-type="float" office:value="191">
            <text:p>191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formula="of:=LOG([.C45])" office:value-type="float" office:value="2.03742649794062">
            <text:p>2,0374264979</text:p>
          </table:table-cell>
          <table:table-cell office:value-type="float" office:value="109">
            <text:p>109</text:p>
          </table:table-cell>
          <table:table-cell office:value-type="float" office:value="193">
            <text:p>193</text:p>
          </table:table-cell>
          <table:table-cell office:value-type="float" office:value="109">
            <text:p>109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formula="of:=LOG([.C46])" office:value-type="float" office:value="1.69019608002851">
            <text:p>1,69019608</text:p>
          </table:table-cell>
          <table:table-cell office:value-type="float" office:value="49">
            <text:p>49</text:p>
          </table:table-cell>
          <table:table-cell office:value-type="float" office:value="197">
            <text:p>19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formula="of:=LOG([.C47])" office:value-type="float" office:value="2.04921802267018">
            <text:p>2,0492180227</text:p>
          </table:table-cell>
          <table:table-cell office:value-type="float" office:value="112">
            <text:p>112</text:p>
          </table:table-cell>
          <table:table-cell office:value-type="float" office:value="199">
            <text:p>199</text:p>
          </table:table-cell>
          <table:table-cell office:value-type="float" office:value="112">
            <text:p>112</text:p>
          </table:table-cell>
          <table:table-cell table:number-columns-repeated="5"/>
        </table:table-row>
        <table:table-row table:style-name="ro1">
          <table:table-cell office:value-type="float" office:value="211">
            <text:p>211</text:p>
          </table:table-cell>
          <table:table-cell table:formula="of:=LOG([.C48])" office:value-type="float" office:value="1.98677173426624">
            <text:p>1,9867717343</text:p>
          </table:table-cell>
          <table:table-cell office:value-type="float" office:value="97">
            <text:p>97</text:p>
          </table:table-cell>
          <table:table-cell office:value-type="float" office:value="211">
            <text:p>211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223">
            <text:p>223</text:p>
          </table:table-cell>
          <table:table-cell table:formula="of:=LOG([.C49])" office:value-type="float" office:value="1.60205999132796">
            <text:p>1,6020599913</text:p>
          </table:table-cell>
          <table:table-cell office:value-type="float" office:value="40">
            <text:p>40</text:p>
          </table:table-cell>
          <table:table-cell office:value-type="float" office:value="223">
            <text:p>223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227">
            <text:p>227</text:p>
          </table:table-cell>
          <table:table-cell table:formula="of:=LOG([.C50])" office:value-type="float" office:value="1.56820172406699">
            <text:p>1,5682017241</text:p>
          </table:table-cell>
          <table:table-cell office:value-type="float" office:value="37">
            <text:p>37</text:p>
          </table:table-cell>
          <table:table-cell office:value-type="float" office:value="227">
            <text:p>227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229">
            <text:p>229</text:p>
          </table:table-cell>
          <table:table-cell table:formula="of:=LOG([.C51])" office:value-type="float" office:value="1.6232492903979">
            <text:p>1,6232492904</text:p>
          </table:table-cell>
          <table:table-cell office:value-type="float" office:value="42">
            <text:p>42</text:p>
          </table:table-cell>
          <table:table-cell office:value-type="float" office:value="229">
            <text:p>229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233">
            <text:p>233</text:p>
          </table:table-cell>
          <table:table-cell table:formula="of:=LOG([.C52])" office:value-type="float" office:value="1.50514997831991">
            <text:p>1,5051499783</text:p>
          </table:table-cell>
          <table:table-cell office:value-type="float" office:value="32">
            <text:p>32</text:p>
          </table:table-cell>
          <table:table-cell office:value-type="float" office:value="233">
            <text:p>23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239">
            <text:p>239</text:p>
          </table:table-cell>
          <table:table-cell table:formula="of:=LOG([.C53])" office:value-type="float" office:value="1.39794000867204">
            <text:p>1,3979400087</text:p>
          </table:table-cell>
          <table:table-cell office:value-type="float" office:value="25">
            <text:p>25</text:p>
          </table:table-cell>
          <table:table-cell office:value-type="float" office:value="239">
            <text:p>239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41">
            <text:p>241</text:p>
          </table:table-cell>
          <table:table-cell table:formula="of:=LOG([.C54])" office:value-type="float" office:value="1.61278385671974">
            <text:p>1,6127838567</text:p>
          </table:table-cell>
          <table:table-cell office:value-type="float" office:value="41">
            <text:p>41</text:p>
          </table:table-cell>
          <table:table-cell office:value-type="float" office:value="241">
            <text:p>241</text:p>
          </table:table-cell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251">
            <text:p>251</text:p>
          </table:table-cell>
          <table:table-cell table:formula="of:=LOG([.C55])" office:value-type="float" office:value="1.27875360095283">
            <text:p>1,278753601</text:p>
          </table:table-cell>
          <table:table-cell office:value-type="float" office:value="19">
            <text:p>19</text:p>
          </table:table-cell>
          <table:table-cell office:value-type="float" office:value="251">
            <text:p>251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257">
            <text:p>257</text:p>
          </table:table-cell>
          <table:table-cell table:formula="of:=LOG([.C56])" office:value-type="float" office:value="1.07918124604762">
            <text:p>1,079181246</text:p>
          </table:table-cell>
          <table:table-cell office:value-type="float" office:value="12">
            <text:p>12</text:p>
          </table:table-cell>
          <table:table-cell office:value-type="float" office:value="257">
            <text:p>257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263">
            <text:p>263</text:p>
          </table:table-cell>
          <table:table-cell table:formula="of:=LOG([.C57])" office:value-type="float" office:value="0.954242509439325">
            <text:p>0,9542425094</text:p>
          </table:table-cell>
          <table:table-cell office:value-type="float" office:value="9">
            <text:p>9</text:p>
          </table:table-cell>
          <table:table-cell office:value-type="float" office:value="263">
            <text:p>26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269">
            <text:p>269</text:p>
          </table:table-cell>
          <table:table-cell table:formula="of:=LOG([.C58])" office:value-type="float" office:value="0.477121254719662">
            <text:p>0,4771212547</text:p>
          </table:table-cell>
          <table:table-cell office:value-type="float" office:value="3">
            <text:p>3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271">
            <text:p>271</text:p>
          </table:table-cell>
          <table:table-cell table:formula="of:=LOG([.C59])" office:value-type="float" office:value="1.34242268082221">
            <text:p>1,3424226808</text:p>
          </table:table-cell>
          <table:table-cell office:value-type="float" office:value="22">
            <text:p>22</text:p>
          </table:table-cell>
          <table:table-cell office:value-type="float" office:value="271">
            <text:p>271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77">
            <text:p>277</text:p>
          </table:table-cell>
          <table:table-cell table:formula="of:=LOG([.C60])" office:value-type="float" office:value="1.17609125905568">
            <text:p>1,1760912591</text:p>
          </table:table-cell>
          <table:table-cell office:value-type="float" office:value="15">
            <text:p>15</text:p>
          </table:table-cell>
          <table:table-cell office:value-type="float" office:value="277">
            <text:p>277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81">
            <text:p>281</text:p>
          </table:table-cell>
          <table:table-cell table:formula="of:=LOG([.C61])" office:value-type="float" office:value="0.602059991327962">
            <text:p>0,6020599913</text:p>
          </table:table-cell>
          <table:table-cell office:value-type="float" office:value="4">
            <text:p>4</text:p>
          </table:table-cell>
          <table:table-cell office:value-type="float" office:value="281">
            <text:p>281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283">
            <text:p>283</text:p>
          </table:table-cell>
          <table:table-cell table:formula="of:=LOG([.C62])" office:value-type="float" office:value="1.23044892137827">
            <text:p>1,2304489214</text:p>
          </table:table-cell>
          <table:table-cell office:value-type="float" office:value="17">
            <text:p>17</text:p>
          </table:table-cell>
          <table:table-cell office:value-type="float" office:value="283">
            <text:p>283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93">
            <text:p>293</text:p>
          </table:table-cell>
          <table:table-cell table:formula="of:=LOG([.C63])" office:value-type="float" office:value="0.903089986991943">
            <text:p>0,903089987</text:p>
          </table:table-cell>
          <table:table-cell office:value-type="float" office:value="8">
            <text:p>8</text:p>
          </table:table-cell>
          <table:table-cell office:value-type="float" office:value="293">
            <text:p>293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307">
            <text:p>307</text:p>
          </table:table-cell>
          <table:table-cell table:formula="of:=LOG([.C64])" office:value-type="float" office:value="1.14612803567824">
            <text:p>1,1461280357</text:p>
          </table:table-cell>
          <table:table-cell office:value-type="float" office:value="14">
            <text:p>14</text:p>
          </table:table-cell>
          <table:table-cell office:value-type="float" office:value="307">
            <text:p>307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311">
            <text:p>311</text:p>
          </table:table-cell>
          <table:table-cell table:formula="of:=LOG([.C65])" office:value-type="float" office:value="0.477121254719662">
            <text:p>0,4771212547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13">
            <text:p>313</text:p>
          </table:table-cell>
          <table:table-cell table:formula="of:=LOG([.C66])" office:value-type="float" office:value="0.845098040014257">
            <text:p>0,84509804</text:p>
          </table:table-cell>
          <table:table-cell office:value-type="float" office:value="7">
            <text:p>7</text:p>
          </table:table-cell>
          <table:table-cell office:value-type="float" office:value="313">
            <text:p>31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317">
            <text:p>317</text:p>
          </table:table-cell>
          <table:table-cell table:formula="of:=LOG([.C67])" office:value-type="float" office:value="0.301029995663981">
            <text:p>0,3010299957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331">
            <text:p>331</text:p>
          </table:table-cell>
          <table:table-cell table:formula="of:=LOG([.C68])" office:value-type="float" office:value="1.07918124604762">
            <text:p>1,079181246</text:p>
          </table:table-cell>
          <table:table-cell office:value-type="float" office:value="12">
            <text:p>12</text:p>
          </table:table-cell>
          <table:table-cell office:value-type="float" office:value="331">
            <text:p>33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337">
            <text:p>337</text:p>
          </table:table-cell>
          <table:table-cell table:formula="of:=LOG([.C69])" office:value-type="float" office:value="0.602059991327962">
            <text:p>0,6020599913</text:p>
          </table:table-cell>
          <table:table-cell office:value-type="float" office:value="4">
            <text:p>4</text:p>
          </table:table-cell>
          <table:table-cell office:value-type="float" office:value="337">
            <text:p>337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349">
            <text:p>349</text:p>
          </table:table-cell>
          <table:table-cell table:formula="of:=LOG([.C70])" office:value-type="float" office:value="0.477121254719662">
            <text:p>0,4771212547</text:p>
          </table:table-cell>
          <table:table-cell office:value-type="float" office:value="3">
            <text:p>3</text:p>
          </table:table-cell>
          <table:table-cell office:value-type="float" office:value="349">
            <text:p>349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53">
            <text:p>353</text:p>
          </table:table-cell>
          <table:table-cell table:formula="of:=LOG([.C71])" office:value-type="float" office:value="0.301029995663981">
            <text:p>0,3010299957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359">
            <text:p>359</text:p>
          </table:table-cell>
          <table:table-cell table:formula="of:=LOG([.C72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67">
            <text:p>367</text:p>
          </table:table-cell>
          <table:table-cell table:formula="of:=LOG([.C73])" office:value-type="float" office:value="0.301029995663981">
            <text:p>0,301029995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373">
            <text:p>373</text:p>
          </table:table-cell>
          <table:table-cell table:formula="of:=LOG([.C74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83">
            <text:p>383</text:p>
          </table:table-cell>
          <table:table-cell table:formula="of:=LOG([.C75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89">
            <text:p>389</text:p>
          </table:table-cell>
          <table:table-cell table:formula="of:=LOG([.C76])" office:value-type="float" office:value="0.477121254719662">
            <text:p>0,4771212547</text:p>
          </table:table-cell>
          <table:table-cell office:value-type="float" office:value="3">
            <text:p>3</text:p>
          </table:table-cell>
          <table:table-cell office:value-type="float" office:value="389">
            <text:p>389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97">
            <text:p>397</text:p>
          </table:table-cell>
          <table:table-cell table:formula="of:=LOG([.C77])" office:value-type="float" office:value="0.301029995663981">
            <text:p>0,301029995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409">
            <text:p>409</text:p>
          </table:table-cell>
          <table:table-cell table:formula="of:=LOG([.C78])" office:value-type="float" office:value="0.301029995663981">
            <text:p>0,3010299957</text:p>
          </table:table-cell>
          <table:table-cell office:value-type="float" office:value="2">
            <text:p>2</text:p>
          </table:table-cell>
          <table:table-cell office:value-type="float" office:value="409">
            <text:p>409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439">
            <text:p>439</text:p>
          </table:table-cell>
          <table:table-cell table:formula="of:=LOG([.C79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23">
            <text:p>523</text:p>
          </table:table-cell>
          <table:table-cell table:formula="of:=LOG([.C80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3">
            <text:p>523</text:p>
          </table:table-cell>
          <table:table-cell office:value-type="float" office:value="1">
            <text:p>1</text:p>
          </table:table-cell>
          <table:table-cell table:number-columns-repeated="5"/>
        </table:table-row>
      </table:table>
      <table:database-ranges>
        <table:database-range table:target-range-address="Arkusz1.A2:Arkusz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25.09.2016</text:date>, <text:time>13:26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5T13:26:09.86</dc:date>
    <dc:creator>Marcin Barylski</dc:creator>
    <meta:generator>OpenOffice/4.1.1$Win32 OpenOffice.org_project/411m6$Build-9775</meta:generator>
    <meta:editing-duration>PT50M42S</meta:editing-duration>
    <meta:editing-cycles>1</meta:editing-cycles>
    <meta:document-statistic meta:table-count="1" meta:cell-count="4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839cm" svg:height="9.001cm" xlink:href=".." xlink:type="simple" chart:class="chart:area" chart:style-name="ch1">
        <chart:legend svg:x="8.76cm" svg:y="1.392cm" style:legend-expansion="custom" chartooo:width="4.272cm" chartooo:height="0.624cm" style:legend-expansion-aspect-ratio="6.84615384615385" chart:style-name="ch2"/>
        <chart:plot-area chart:style-name="ch3" table:cell-range-address="Arkusz1.A1:Arkusz1.B80" chart:data-source-has-labels="both" svg:x="0.12cm" svg:y="0.236cm" svg:width="13.243cm" svg:height="7.9cm">
          <chartooo:coordinate-region svg:x="0.556cm" svg:y="0.448cm" svg:width="12.807cm" svg:height="7.015cm"/>
          <chart:axis chart:dimension="x" chart:name="primary-x" chart:style-name="ch4" chartooo:axis-type="auto">
            <chartooo:date-scale/>
            <chart:categories table:cell-range-address="Arkusz1.A2:Arkusz1.A8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Arkusz1.B2:Arkusz1.B80" chart:label-cell-address="Arkusz1.B1:Arkusz1.B1" chart:class="chart:area"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erances (log scale)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Arkusz1.A2:Arkusz1.A80</svg:desc>
                </draw:g>
              </table:table-cell>
              <table:table-cell office:value-type="float" office:value="0">
                <text:p>0</text:p>
                <draw:g>
                  <svg:desc>Arkusz1.B2:Arkusz1.B8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89485305918675">
                <text:p>4.894853059186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84712826704636">
                <text:p>4.847128267046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79368563866421">
                <text:p>4.7936856386642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.68647538965982">
                <text:p>4.6864753896598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.61189316993653">
                <text:p>4.6118931699365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.49263469076296">
                <text:p>4.4926346907629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.47408508150282">
                <text:p>4.4740850815028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.33086001497464">
                <text:p>4.3308600149746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.22468841745729">
                <text:p>4.2246884174572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.25813422499277">
                <text:p>4.2581342249927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.11942086344209">
                <text:p>4.1194208634420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.00004342727686">
                <text:p>4.0000434272768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.95904139232109">
                <text:p>3.9590413923210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.82118588260884">
                <text:p>3.821185882608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.70552161342267">
                <text:p>3.7055216134226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.60336092434838">
                <text:p>3.6033609243483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.80733203929119">
                <text:p>3.8073320392911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.68475562210862">
                <text:p>3.6847556221086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.4144719496293">
                <text:p>3.414471949629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.44731310882357">
                <text:p>3.4473131088235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.4814426285023">
                <text:p>3.481442628502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.24378191609379">
                <text:p>3.2437819160937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.15896526038341">
                <text:p>3.1589652603834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.24625231229932">
                <text:p>3.2462523122993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.99475694458763">
                <text:p>2.9947569445876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.10243370568134">
                <text:p>3.1024337056813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.94890176097021">
                <text:p>2.9489017609702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.09516935143175">
                <text:p>3.0951693514317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.70500795933334">
                <text:p>2.7050079593333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.86332286012046">
                <text:p>2.8633228601204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.55144999797287">
                <text:p>2.5514499979728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.55388302664387">
                <text:p>2.5538830266438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.77959649125782">
                <text:p>2.7795964912578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.4456042032736">
                <text:p>2.445604203273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.71767050300226">
                <text:p>2.71767050300226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.40312052117582">
                <text:p>2.4031205211758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.41161970596323">
                <text:p>2.41161970596323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.22530928172586">
                <text:p>2.2253092817258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.34044411484012">
                <text:p>2.3404441148401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.04921802267018">
                <text:p>2.04921802267018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